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bottom" fo:min-height="0.512cm"/>
    </style:style>
    <style:style style:name="gr2" style:family="graphic" style:parent-style-name="standard">
      <style:graphic-properties svg:stroke-color="#000000" draw:fill-color="#ff3300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fill-color="#00ff66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svg:stroke-color="#000000" draw:fill-color="#ff9900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1.018cm" style:use-optimal-column-width="false"/>
    </style:style>
    <style:style style:name="co2" style:family="table-column">
      <style:table-column-properties style:column-width="2.398cm" style:use-optimal-column-width="false"/>
    </style:style>
    <style:style style:name="co3" style:family="table-column">
      <style:table-column-properties style:column-width="16.04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2cm"/>
    </style:style>
    <style:style style:name="ro3" style:family="table-row">
      <style:table-row-properties style:row-height="0.631cm"/>
    </style:style>
    <style:style style:name="ro4" style:family="table-row">
      <style:table-row-properties style:row-height="0.633cm"/>
    </style:style>
    <style:style style:name="ce1" style:family="table-cell">
      <style:paragraph-properties fo:margin-left="0cm" fo:margin-right="0cm" fo:margin-top="0cm" fo:margin-bottom="0cm" fo:text-align="center" fo:text-indent="0cm"/>
      <style:text-properties fo:color="#ffffff" fo:font-size="10pt" style:font-size-asian="10pt" style:font-size-complex="10pt"/>
    </style:style>
    <style:style style:name="ce2" style:family="table-cell">
      <style:paragraph-properties fo:margin-left="0cm" fo:margin-right="0cm" fo:margin-top="0.1cm" fo:margin-bottom="0.1cm" fo:text-align="center" fo:text-indent="0cm"/>
      <style:text-properties fo:color="#ffffff" fo:font-size="10pt" style:font-size-asian="10pt" style:font-size-complex="10pt"/>
    </style:style>
    <style:style style:name="ce3" style:family="table-cell">
      <style:paragraph-properties fo:margin-left="0cm" fo:margin-right="0cm" fo:margin-top="0.1cm" fo:margin-bottom="0.1cm" fo:text-align="center" fo:text-indent="0cm"/>
      <style:text-properties fo:font-size="10pt" style:font-size-asian="10pt" style:font-size-complex="10pt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5" style:family="table-cell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6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7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ce8" style:family="table-cell"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3300"/>
      <style:paragraph-properties fo:text-align="center"/>
      <style:text-properties fo:font-size="14pt" fo:font-weight="bold"/>
    </style:style>
    <style:style style:name="P4" style:family="paragraph">
      <loext:graphic-properties draw:fill-color="#00ff66"/>
      <style:paragraph-properties fo:text-align="center"/>
      <style:text-properties fo:font-size="14pt" fo:font-weight="bold"/>
    </style:style>
    <style:style style:name="P5" style:family="paragraph">
      <loext:graphic-properties draw:fill-color="#ff9900"/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fo:margin-left="0cm" fo:margin-right="0cm" fo:margin-top="0.1cm" fo:margin-bottom="0.1cm" fo:text-align="center" fo:text-indent="0cm"/>
    </style:style>
    <style:style style:name="P8" style:family="paragraph">
      <style:paragraph-properties fo:margin-left="0cm" fo:margin-right="0cm" fo:margin-top="0.1cm" fo:margin-bottom="0.1cm" fo:text-align="start" fo:text-indent="0cm"/>
    </style:style>
    <style:style style:name="P9" style:family="paragraph">
      <style:paragraph-properties fo:text-align="star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fo:font-weight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762cm" svg:x="1cm" svg:y="1cm">
          <draw:text-box>
            <text:p text:style-name="P1"><text:span text:style-name="T1">Architecture</text:span></text:p>
          </draw:text-box>
        </draw:frame>
        <draw:frame draw:style-name="gr1" draw:text-style-name="P2" draw:layer="layout" svg:width="2.667cm" svg:height="0.762cm" svg:x="4.302cm" svg:y="1cm">
          <draw:text-box>
            <text:p text:style-name="P1"><text:span text:style-name="T1">Scal</text:span><text:span text:style-name="T1">a</text:span></text:p>
          </draw:text-box>
        </draw:frame>
        <draw:frame draw:style-name="gr1" draw:text-style-name="P2" draw:layer="layout" svg:width="2.667cm" svg:height="0.762cm" svg:x="7.731cm" svg:y="1cm">
          <draw:text-box>
            <text:p text:style-name="P1"><text:span text:style-name="T1">Akka</text:span></text:p>
          </draw:text-box>
        </draw:frame>
        <draw:frame draw:style-name="gr1" draw:text-style-name="P2" draw:layer="layout" svg:width="2.667cm" svg:height="0.762cm" svg:x="11.16cm" svg:y="1cm">
          <draw:text-box>
            <text:p text:style-name="P1"><text:span text:style-name="T1">Chro</text:span><text:span text:style-name="T1">nos</text:span></text:p>
          </draw:text-box>
        </draw:frame>
        <draw:frame draw:style-name="gr1" draw:text-style-name="P2" draw:layer="layout" svg:width="2.667cm" svg:height="0.762cm" svg:x="14.462cm" svg:y="1cm">
          <draw:text-box>
            <text:p text:style-name="P1"><text:span text:style-name="T1">Dock</text:span><text:span text:style-name="T1">er</text:span></text:p>
          </draw:text-box>
        </draw:frame>
        <draw:frame draw:style-name="gr1" draw:text-style-name="P2" draw:layer="layout" svg:width="2.667cm" svg:height="0.762cm" svg:x="17.891cm" svg:y="1cm">
          <draw:text-box>
            <text:p text:style-name="P1"><text:span text:style-name="T1">TPO</text:span><text:span text:style-name="T1">T</text:span></text:p>
          </draw:text-box>
        </draw:frame>
        <draw:custom-shape draw:style-name="gr2" draw:text-style-name="P3" draw:layer="layout" svg:width="1.27cm" svg:height="1.27cm" svg:x="17.891cm" svg:y="3.159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891cm" svg:y="1.88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161cm" svg:y="3.159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161cm" svg:y="1.889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4.429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3.159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1.889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3.159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859cm" svg:y="1.88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4.429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16cm" svg:y="1.889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43cm" svg:y="1.889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7.858cm" svg:y="1.889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9.128cm" svg:y="1.889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4.556cm" svg:y="3.159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1.889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3.159cm">
          <text:p text:style-name="P1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826cm" svg:y="1.889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.127cm" svg:y="3.159cm">
          <text:p text:style-name="P1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.127cm" svg:y="1.889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.397cm" svg:y="1.889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462cm" svg:height="14.497cm" svg:x="1.027cm" svg:y="6.32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3">N°</text:span></text:p>
              </table:table-cell>
              <table:table-cell>
                <text:p text:style-name="P7"><text:span text:style-name="T3">Domaine</text:span></text:p>
              </table:table-cell>
              <table:table-cell>
                <text:p text:style-name="P8"><text:span text:style-name="T3">Description</text:span></text:p>
              </table:table-cell>
            </table:table-row>
            <table:table-row table:style-name="ro2">
              <table:table-cell table:style-name="ce3">
                <text:p text:style-name="P7"><text:span text:style-name="T4">1</text:span></text:p>
              </table:table-cell>
              <table:table-cell table:style-name="ce4" table:number-rows-spanned="5">
                <text:p text:style-name="P8"><text:span text:style-name="T4">TPOT</text:span></text:p>
              </table:table-cell>
              <table:table-cell table:style-name="ce5">
                <text:p text:style-name="P8"><text:span text:style-name="T4">Récupération du meilleur pipeline.</text:span></text:p>
              </table:table-cell>
            </table:table-row>
            <table:table-row table:style-name="ro3">
              <table:table-cell table:style-name="ce3">
                <text:p text:style-name="P7"><text:span text:style-name="T4">2</text:span></text:p>
              </table:table-cell>
              <table:covered-table-cell table:style-name="ce4"/>
              <table:table-cell table:style-name="ce5">
                <text:p text:style-name="P8"><text:span text:style-name="T4">Liaison de la BDD du CHUV, mise en forme du dataset pour TPOT et découpage du dataset.</text:span></text:p>
              </table:table-cell>
            </table:table-row>
            <table:table-row table:style-name="ro4">
              <table:table-cell table:style-name="ce3">
                <text:p text:style-name="P7"><text:span text:style-name="T4">3</text:span></text:p>
              </table:table-cell>
              <table:covered-table-cell table:style-name="ce4"/>
              <table:table-cell table:style-name="ce5">
                <text:p text:style-name="P8"><text:span text:style-name="T4">Analyse du type de features pour déterminer si il faut instancier un classifier ou un regressor.</text:span></text:p>
              </table:table-cell>
            </table:table-row>
            <table:table-row table:style-name="ro1">
              <table:table-cell table:style-name="ce3">
                <text:p text:style-name="P7"><text:span text:style-name="T4">4</text:span></text:p>
              </table:table-cell>
              <table:covered-table-cell table:style-name="ce4"/>
              <table:table-cell table:style-name="ce5">
                <text:p text:style-name="P8"><text:span text:style-name="T4">Reconstruction du pipeline via la description texte crée par TPOT.</text:span></text:p>
              </table:table-cell>
            </table:table-row>
            <table:table-row table:style-name="ro1">
              <table:table-cell table:style-name="ce3">
                <text:p text:style-name="P7"><text:span text:style-name="T4">5</text:span></text:p>
              </table:table-cell>
              <table:covered-table-cell table:style-name="ce4"/>
              <table:table-cell table:style-name="ce5">
                <text:p text:style-name="P8"><text:span text:style-name="T4">Retour des prédictions.</text:span></text:p>
              </table:table-cell>
            </table:table-row>
            <table:table-row table:style-name="ro1">
              <table:table-cell table:style-name="ce3">
                <text:p text:style-name="P7"><text:span text:style-name="T4">6</text:span></text:p>
              </table:table-cell>
              <table:table-cell table:style-name="ce4" table:number-rows-spanned="5">
                <text:p text:style-name="P8"><text:span text:style-name="T4">Docker</text:span></text:p>
              </table:table-cell>
              <table:table-cell table:style-name="ce5">
                <text:p text:style-name="P8"><text:span text:style-name="T4">Implémentation d’un container stateful</text:span></text:p>
              </table:table-cell>
            </table:table-row>
            <table:table-row table:style-name="ro1">
              <table:table-cell table:style-name="ce3">
                <text:p text:style-name="P7"><text:span text:style-name="T4">7</text:span></text:p>
              </table:table-cell>
              <table:covered-table-cell table:style-name="ce4"/>
              <table:table-cell table:style-name="ce5">
                <text:p text:style-name="P8"><text:span text:style-name="T4">Gestion des entrypoints.</text:span></text:p>
              </table:table-cell>
            </table:table-row>
            <table:table-row table:style-name="ro1">
              <table:table-cell table:style-name="ce3">
                <text:p text:style-name="P7"><text:span text:style-name="T4">8</text:span></text:p>
              </table:table-cell>
              <table:covered-table-cell table:style-name="ce4"/>
              <table:table-cell table:style-name="ce5">
                <text:p text:style-name="P8"><text:span text:style-name="T4">Variables d’environnements.</text:span></text:p>
              </table:table-cell>
            </table:table-row>
            <table:table-row table:style-name="ro1">
              <table:table-cell table:style-name="ce3">
                <text:p text:style-name="P7"><text:span text:style-name="T4">9</text:span></text:p>
              </table:table-cell>
              <table:covered-table-cell table:style-name="ce4"/>
              <table:table-cell table:style-name="ce5">
                <text:p text:style-name="P8"><text:span text:style-name="T4">Gestion des codes d’erreurs.</text:span></text:p>
              </table:table-cell>
            </table:table-row>
            <table:table-row table:style-name="ro1">
              <table:table-cell table:style-name="ce3">
                <text:p text:style-name="P7"><text:span text:style-name="T4">10</text:span></text:p>
              </table:table-cell>
              <table:covered-table-cell table:style-name="ce4"/>
              <table:table-cell table:style-name="ce5">
                <text:p text:style-name="P8"><text:span text:style-name="T4">Connexion aux bases de données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1</text:span></text:p>
              </table:table-cell>
              <table:table-cell table:number-rows-spanned="2">
                <text:p text:style-name="P8"><text:span text:style-name="T4">Chronos</text:span></text:p>
              </table:table-cell>
              <table:table-cell>
                <text:p text:style-name="P8"><text:span text:style-name="T4">Instanciation du container personnalisé via le GUI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2</text:span></text:p>
              </table:table-cell>
              <table:covered-table-cell/>
              <table:table-cell>
                <text:p text:style-name="P8"><text:span text:style-name="T4">Instanciation du container via une requête POST avec un fichier JSON.</text:span></text:p>
              </table:table-cell>
            </table:table-row>
            <table:table-row table:style-name="ro1">
              <table:table-cell table:style-name="ce3">
                <text:p text:style-name="P7"><text:span text:style-name="T4">13</text:span></text:p>
              </table:table-cell>
              <table:table-cell table:style-name="ce6" table:number-rows-spanned="2">
                <text:p text:style-name="P8"><text:span text:style-name="T4">Akka</text:span></text:p>
              </table:table-cell>
              <table:table-cell table:style-name="ce5">
                <text:p text:style-name="P8"><text:span text:style-name="T4">Mise en relation du validation pool Akka avec les acteurs Woken pour la route /mining/experiment.</text:span></text:p>
              </table:table-cell>
            </table:table-row>
            <table:table-row table:style-name="ro1">
              <table:table-cell table:style-name="ce3">
                <text:p text:style-name="P7"><text:span text:style-name="T4">14</text:span></text:p>
              </table:table-cell>
              <table:covered-table-cell table:style-name="ce6"/>
              <table:table-cell table:style-name="ce5">
                <text:p text:style-name="P8"><text:span text:style-name="T4">Mise en place du nouveau flux d’acteurs dans Woken pour traiter nos container interactif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5</text:span></text:p>
              </table:table-cell>
              <table:table-cell table:number-rows-spanned="4">
                <text:p text:style-name="P8"><text:span text:style-name="T4">Scala</text:span></text:p>
              </table:table-cell>
              <table:table-cell>
                <text:p text:style-name="P8"><text:span text:style-name="T4">Mise en relation du scoring pour le retour à l’AlgorithmActor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6</text:span></text:p>
              </table:table-cell>
              <table:covered-table-cell/>
              <table:table-cell>
                <text:p text:style-name="P8"><text:span text:style-name="T4">Configuration des définitions de containers d’algorithmes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7</text:span></text:p>
              </table:table-cell>
              <table:covered-table-cell/>
              <table:table-cell>
                <text:p text:style-name="P8"><text:span text:style-name="T4">Mise en place de la nouvelle structure de case-classes pour gérer les volumes + unit tests.</text:span></text:p>
              </table:table-cell>
            </table:table-row>
            <table:table-row table:style-name="ro1" table:default-cell-style-name="ce5">
              <table:table-cell table:style-name="ce3">
                <text:p text:style-name="P7"><text:span text:style-name="T4">18</text:span></text:p>
              </table:table-cell>
              <table:covered-table-cell/>
              <table:table-cell>
                <text:p text:style-name="P8"><text:span text:style-name="T4">Génération automatique des répertoires pour la liaison des volumes.</text:span></text:p>
              </table:table-cell>
            </table:table-row>
            <table:table-row table:style-name="ro1">
              <table:table-cell table:style-name="ce3">
                <text:p text:style-name="P7"><text:span text:style-name="T4">19</text:span></text:p>
              </table:table-cell>
              <table:table-cell table:style-name="ce6" table:number-rows-spanned="3">
                <text:p text:style-name="P9"><text:span text:style-name="T4">Architecture</text:span></text:p>
              </table:table-cell>
              <table:table-cell table:style-name="ce5">
                <text:p text:style-name="P9"><text:span text:style-name="T4">Sortie de Woken du container pour permettre un débuggage en natif.</text:span></text:p>
              </table:table-cell>
            </table:table-row>
            <table:table-row table:style-name="ro1">
              <table:table-cell table:style-name="ce3">
                <text:p text:style-name="P7"><text:span text:style-name="T4">20</text:span></text:p>
              </table:table-cell>
              <table:covered-table-cell table:style-name="ce6"/>
              <table:table-cell table:style-name="ce5">
                <text:p text:style-name="P9"><text:span text:style-name="T4">Adaptation du docker-compose pour gérer les bases de données via les migrations.</text:span></text:p>
              </table:table-cell>
            </table:table-row>
            <table:table-row table:style-name="ro1">
              <table:table-cell table:style-name="ce3">
                <text:p text:style-name="P7"><text:span text:style-name="T4">21</text:span></text:p>
              </table:table-cell>
              <table:covered-table-cell table:style-name="ce7"/>
              <table:table-cell table:style-name="ce8">
                <text:p text:style-name="P9"><text:span text:style-name="T4">Mise à jour du docker-compose pour le validation-pool Akka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" draw:text-style-name="P1" draw:layer="layout" svg:x1="13.573cm" svg:y1="1.381cm" svg:x2="14.97cm" svg:y2="1.381cm">
          <text:p/>
        </draw:line>
        <draw:line draw:style-name="gr5" draw:text-style-name="P1" draw:layer="layout" svg:x1="10.144cm" svg:y1="1.381cm" svg:x2="11.541cm" svg:y2="1.381cm">
          <text:p/>
        </draw:line>
        <draw:line draw:style-name="gr5" draw:text-style-name="P1" draw:layer="layout" svg:x1="17.002cm" svg:y1="1.381cm" svg:x2="18.399cm" svg:y2="1.381cm">
          <text:p/>
        </draw:line>
        <draw:line draw:style-name="gr5" draw:text-style-name="P1" draw:layer="layout" svg:x1="6.842cm" svg:y1="1.381cm" svg:x2="8.239cm" svg:y2="1.381cm">
          <text:p/>
        </draw:line>
        <draw:line draw:style-name="gr5" draw:text-style-name="P1" draw:layer="layout" svg:x1="3.413cm" svg:y1="1.381cm" svg:x2="4.81cm" svg:y2="1.3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1.8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8:38:00.985791090</meta:creation-date>
    <meta:editing-duration>PT2H47M2S</meta:editing-duration>
    <meta:editing-cycles>28</meta:editing-cycles>
    <meta:generator>LibreOffice/5.2.7.2$Linux_X86_64 LibreOffice_project/20m0$Build-2</meta:generator>
    <dc:date>2017-07-24T22:05:58.921897934</dc:date>
    <meta:document-statistic meta:object-count="33"/>
  </office:meta>
</office:document-meta>
</file>